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371d"/>
    </style:style>
    <style:style style:name="T1" style:family="text">
      <style:text-properties officeooo:rsid="000137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Capturar click del cliente cuando está en estado UNSEATED.</text:span></text:p>
      <text:p text:style-name="Standard"/>
      <text:p text:style-name="P1"><text:span text:style-name="T1">UNSEATED es el estado en el que está el cliente cuando ha recibido el estado de la mesa pero no ha escogido ningún sitio todavía. Una vez que elige un sitio pasa al siguiente estado, SEAT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07T15:40:15.494000000</dc:date>
    <meta:editing-duration>PT1M5S</meta:editing-duration>
    <meta:editing-cycles>1</meta:editing-cycles>
    <meta:document-statistic meta:table-count="0" meta:image-count="0" meta:object-count="0" meta:page-count="1" meta:paragraph-count="2" meta:word-count="46" meta:character-count="250" meta:non-whitespace-character-count="206"/>
  </office:meta>
</office:document-meta>
</file>